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2.70758122743683">
            <text:p>-2.7075812274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57731958762886">
            <text:p>-2.5773195876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0397877984085">
            <text:p>-5.0397877984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3.72093023255815">
            <text:p>-3.7209302326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1.67264038231781">
            <text:p>-1.6726403823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4.57433290978399">
            <text:p>-4.5743329098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36585365853659">
            <text:p>-5.3658536585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5.41838134430726">
            <text:p>-5.4183813443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3.93343419062028">
            <text:p>-3.9334341906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50944851523332">
            <text:p>-3.5094485152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32996972754793">
            <text:p>-3.3299697275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6981132075472">
            <text:p>-3.1698113208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33195734434125">
            <text:p>-5.3319573443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63276836158192">
            <text:p>-4.6327683616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45098039215686">
            <text:p>-2.4509803922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54777070063695">
            <text:p>-2.5477707006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521436848203933">
            <text:p>0.5214368482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3.62737015663643">
            <text:p>-3.6273701566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1.73099415204678">
            <text:p>-1.730994152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3.29489291598023">
            <text:p>-3.294892916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2.56048387096774">
            <text:p>-2.56048387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4.90196078431373">
            <text:p>-4.9019607843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4.55081001472753">
            <text:p>-4.5508100147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5.49479166666667">
            <text:p>-5.4947916667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4.4011544011544">
            <text:p>-4.4011544012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23761321257325">
            <text:p>-2.2376132126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5454545454545">
            <text:p>-2.4545454545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6.45232815964523">
            <text:p>-6.4523281596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5.48514851485149">
            <text:p>-5.4851485149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7060270602706">
            <text:p>-2.7060270603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2.13652944241792">
            <text:p>-2.1365294424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H33]=1);1;&quot;&quot;)" office:value-type="float" office:value="1">
            <text:p>1</text:p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2.11416490486258">
            <text:p>-2.1141649049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09350529709812">
            <text:p>-7.093505297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57657657657657">
            <text:p>-1.576576576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564971751412429">
            <text:p>-0.5649717514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3.8232795242141">
            <text:p>-3.8232795242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4.42661144188455">
            <text:p>-4.4266114419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3.83944153577661">
            <text:p>-3.8394415358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0.304529881994682">
            <text:p>0.304529882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0.523809523809533">
            <text:p>0.523809523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36439499304589">
            <text:p>-2.364394993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2.7739251040222">
            <text:p>-2.773925104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64205816554811">
            <text:p>-4.6420581655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4.5045045045045">
            <text:p>-4.5045045045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44651693947469">
            <text:p>-1.4465169395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2.13980028530671">
            <text:p>-2.1398002853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84552845528455">
            <text:p>-2.8455284553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H49]=1);1;&quot;&quot;)" office:value-type="float" office:value="1">
            <text:p>1</text:p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-2.05980066445183">
            <text:p>-2.0598006645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28070175438596">
            <text:p>-2.2807017544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53966189856958">
            <text:p>-5.5396618986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43407234539089">
            <text:p>-4.4340723454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6.60231660231661">
            <text:p>-6.6023166023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045643153527">
            <text:p>-2.9045643154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62740656851642">
            <text:p>-2.6274065685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3.18661971830986">
            <text:p>-3.1866197183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70193455935038">
            <text:p>-3.7019345594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68329177057358">
            <text:p>-1.6832917706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6173285198556">
            <text:p>-2.6173285199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5.51314673452077">
            <text:p>-5.5131467345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2.06953642384106">
            <text:p>-2.0695364238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2.52187339166238">
            <text:p>-2.5218733917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2.51748251748252">
            <text:p>-2.5174825175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1.5426997245179">
            <text:p>-1.5426997245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2.22693531283139">
            <text:p>-2.2269353128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04394481349004">
            <text:p>-2.0439448135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6.94756554307116">
            <text:p>-6.947565543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5269121813032">
            <text:p>-3.852691218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2854609929078">
            <text:p>-1.2854609929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1.96560196560198">
            <text:p>-1.9656019656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44883835887296">
            <text:p>-4.4488383589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18151373074346">
            <text:p>-3.1815137307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4081632653062">
            <text:p>-2.0408163265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17035905271199">
            <text:p>-3.1703590527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4.35005117707267">
            <text:p>-4.350051177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">
            <text:p>-4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2.44755244755245">
            <text:p>-2.4475524476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91489361702128">
            <text:p>-1.914893617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H79]=1);1;&quot;&quot;)" office:value-type="float" office:value="1">
            <text:p>1</text:p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375586854460082">
            <text:p>0.3755868545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94695481335953">
            <text:p>-2.9469548134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4.0268456375839">
            <text:p>-4.0268456376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52526354053072">
            <text:p>-5.5252635405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0.886524822695037">
            <text:p>-0.8865248227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21596904678158">
            <text:p>-2.2159690468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2.68456375838926">
            <text:p>-2.6845637584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1.58125915080527">
            <text:p>-1.5812591508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16934919524144">
            <text:p>-2.1693491952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4.95297805642633">
            <text:p>-4.9529780564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2.50447227191412">
            <text:p>2.5044722719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04413858566681">
            <text:p>-1.0441385857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4.46611909650923">
            <text:p>-4.4661190965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01491146318732">
            <text:p>-8.0149114632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21348314606742">
            <text:p>-4.213483146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1.73545966228893">
            <text:p>-1.7354596623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6.44329896907216">
            <text:p>-6.443298969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5.81542351453855">
            <text:p>-5.8154235145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2.66903914590748">
            <text:p>-2.6690391459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172932330827">
            <text:p>-4.417293233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54945054945054">
            <text:p>0.5494505495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8.72427983539095">
            <text:p>-8.7242798354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2.26480836236934">
            <text:p>-2.2648083624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6.82741116751269">
            <text:p>-6.8274111675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2.62711864406779">
            <text:p>2.627118644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2.15827338129496">
            <text:p>-2.1582733813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4.07190022010272">
            <text:p>-4.071900220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5398886827458">
            <text:p>-3.1539888683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59481037924152">
            <text:p>-2.5948103792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1.16932422171601">
            <text:p>-1.1693242217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0.477707006369428">
            <text:p>0.4777070064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38931834153198">
            <text:p>-2.3893183415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H111]=1);1;&quot;&quot;)" office:value-type="float" office:value="1">
            <text:p>1</text:p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0.757134536983116">
            <text:p>0.757134537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4.41988950276243">
            <text:p>-4.4198895028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2882703777337">
            <text:p>-3.5288270378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1.85283218634198">
            <text:p>-1.8528321863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46762589928058">
            <text:p>-5.4676258993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42789598108747">
            <text:p>-3.427895981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42260757867695">
            <text:p>-6.4226075787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4013605442177">
            <text:p>-3.4013605442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1.00806451612904">
            <text:p>-1.008064516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46816923685252">
            <text:p>-4.4681692369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9607843137255">
            <text:p>-1.9607843137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2.09251101321585">
            <text:p>-2.0925110132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0.148588410104011">
            <text:p>-0.148588410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37726523887973">
            <text:p>-3.3772652389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26315789473685">
            <text:p>-5.2631578947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3.20254506892896">
            <text:p>-3.2025450689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3.37228714524207">
            <text:p>-3.3722871452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7.65883376849435">
            <text:p>-7.6588337685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4.57539611892469">
            <text:p>-4.5753961189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79948586118252">
            <text:p>-1.7994858612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13363279056709">
            <text:p>-2.1336327906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8320610687023">
            <text:p>-1.8320610687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196562835661">
            <text:p>-3.0719656284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76981852913084">
            <text:p>-2.769818529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42920353982301">
            <text:p>-3.4292035398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0.930656934306569">
            <text:p>-0.9306569343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2.15193155302047">
            <text:p>-2.151931553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91120815138282">
            <text:p>-2.9112081514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3994708994709">
            <text:p>-3.3994708995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H141]=1);1;&quot;&quot;)" office:value-type="float" office:value="1">
            <text:p>1</text:p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0.322180916976464">
            <text:p>0.322180917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0.821917808219169">
            <text:p>-0.8219178082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2.34937476316787">
            <text:p>-2.3493747632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31797235023042">
            <text:p>-3.3179723502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4.84674329501917">
            <text:p>-4.846743295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H146]=1);1;&quot;&quot;)" office:value-type="float" office:value="1">
            <text:p>1</text:p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1.18421052631578">
            <text:p>-1.1842105263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2.04172214824678">
            <text:p>-2.0417221482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H148]=1);1;&quot;&quot;)" office:value-type="float" office:value="1">
            <text:p>1</text:p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0.875060768108895">
            <text:p>-0.875060768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2.06022187004756">
            <text:p>2.06022187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88315629742033">
            <text:p>-2.8831562974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48195876288659">
            <text:p>-1.4819587629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38473767885533">
            <text:p>-2.3847376789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16184351554126">
            <text:p>-3.1618435155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3.61010830324909">
            <text:p>-3.6101083032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8763557483732">
            <text:p>-3.6876355748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5.99266204647371">
            <text:p>-5.9926620465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4.48772226926334">
            <text:p>-4.4877222693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434782608695656">
            <text:p>-0.4347826087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3.55555555555556">
            <text:p>-3.5555555556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3.01886792452831">
            <text:p>-3.0188679245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8333333333329">
            <text:p>-0.2083333333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1.98366394399066">
            <text:p>-1.983663944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61824324324324">
            <text:p>-2.6182432432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3.15369261477045">
            <text:p>-3.1536926148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45327102803739">
            <text:p>-2.453271028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39238653001463">
            <text:p>-4.39238653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23452768729642">
            <text:p>-4.2345276873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52304706453178">
            <text:p>-2.5230470645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2.29715489989462">
            <text:p>2.2971548999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3.18892900120336">
            <text:p>-3.1889290012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3.47957639939486">
            <text:p>-3.4795763994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3.65443425076452">
            <text:p>-3.6544342508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3.85542168674698">
            <text:p>-3.8554216867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2.97684674751929">
            <text:p>-2.9768467475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5.15613652868555">
            <text:p>-5.1561365287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6.72268907563026">
            <text:p>-6.7226890756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36452241715401">
            <text:p>-1.3645224172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H179]=1);1;&quot;&quot;)" office:value-type="float" office:value="1">
            <text:p>1</text:p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0">
            <text:p>0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21799746514574">
            <text:p>-2.217997465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1.00076982294073">
            <text:p>-1.0007698229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4.34120335110434">
            <text:p>-4.341203351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84090909090909">
            <text:p>-2.8409090909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5.4302925989673">
            <text:p>-5.430292599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6.36235955056181">
            <text:p>-6.3623595506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2.16684723726978">
            <text:p>-2.1668472373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47194112235511">
            <text:p>-1.4719411224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0.70564516129032">
            <text:p>-0.7056451613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78019113814074">
            <text:p>-2.780191138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1.23140071831709">
            <text:p>-1.2314007183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1.12866817155756">
            <text:p>-1.1286681716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1186440677967">
            <text:p>-2.7118644068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2.81053952321204">
            <text:p>-2.8105395232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2.01900237529691">
            <text:p>-2.0190023753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21341898643827">
            <text:p>-1.2134189864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0.859106529209612">
            <text:p>-0.8591065292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2834978843441">
            <text:p>1.1283497884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754716981132077">
            <text:p>-0.754716981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4.42260442260442">
            <text:p>-4.4226044226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50417827298051">
            <text:p>-1.504178273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0945945945946">
            <text:p>-2.0945945946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07816711590296">
            <text:p>-1.0781671159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1.25523012552301">
            <text:p>-1.2552301255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0.110314396028684">
            <text:p>0.110314396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2.08816705336426">
            <text:p>-2.0881670534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1.66444740346205">
            <text:p>-1.6644474035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">
            <text:p>0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0.273224043715842">
            <text:p>-0.2732240437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0">
            <text:p>0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8460019743335">
            <text:p>-1.1846001974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2.16049382716049">
            <text:p>-2.1604938272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1.74114915844457">
            <text:p>-1.7411491584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H215]=1);1;&quot;&quot;)" office:value-type="float" office:value="1">
            <text:p>1</text:p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222965440356731">
            <text:p>0.2229654404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1.46504813729594">
            <text:p>-1.4650481373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4.652466367713">
            <text:p>-4.6524663677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806684733514">
            <text:p>-1.8066847335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">
            <text:p>-2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2.64900662251655">
            <text:p>-2.6490066225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1.31463628396143">
            <text:p>-1.314636284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1.5384615384615">
            <text:p>-11.5384615385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5.77716643741402">
            <text:p>-5.7771664374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4.21143102707349">
            <text:p>-4.211431027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734463276836166">
            <text:p>-0.7344632768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4.17808219178082">
            <text:p>-4.1780821918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6.21794871794872">
            <text:p>-6.2179487179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0.665557404326123">
            <text:p>-0.6655574043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08195592286501">
            <text:p>-3.0819559229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97734627831716">
            <text:p>-2.9773462783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0.651955867602808">
            <text:p>-0.6519558676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1.93798449612403">
            <text:p>-1.937984496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0.813480534572918">
            <text:p>-0.8134805346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2.85087719298247">
            <text:p>-2.850877193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">
            <text:p>0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590318772136953">
            <text:p>-0.590318772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2.26991333058191">
            <text:p>-2.2699133306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3.47582900519376">
            <text:p>-3.4758290052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49812734082397">
            <text:p>-1.4981273408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0.433463372345045">
            <text:p>0.4334633723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66666666666666">
            <text:p>-2.6666666667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8885077186964">
            <text:p>-4.8885077187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1.42326732673267">
            <text:p>-1.4232673267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5.37974683544303">
            <text:p>-5.3797468354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89906943450251">
            <text:p>-2.8990694345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2.44565217391305">
            <text:p>-2.4456521739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0.658327847267941">
            <text:p>-0.6583278473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1.94920259893679">
            <text:p>-1.9492025989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0.36363636363636">
            <text:p>-0.3636363636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13297872340425">
            <text:p>0.1329787234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17244748412311">
            <text:p>1.172447484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1.92307692307693">
            <text:p>-1.923076923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H255]=1);1;&quot;&quot;)" office:value-type="float" office:value="1">
            <text:p>1</text:p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2.45901639344262">
            <text:p>-2.4590163934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1.69491525423729">
            <text:p>-1.6949152542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1.70575692963753">
            <text:p>-1.7057569296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2.01643017176998">
            <text:p>-2.0164301718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0.666666666666671">
            <text:p>-0.6666666667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4.73528791394222">
            <text:p>-4.7352879139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2.71186440677967">
            <text:p>-2.7118644068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0.931263858093118">
            <text:p>-0.931263858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2.47191011235955">
            <text:p>-2.4719101124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2.83185840707965">
            <text:p>-2.831858407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37614678899082">
            <text:p>-1.376146789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3.28638497652582">
            <text:p>-3.2863849765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.187617260788002">
            <text:p>0.1876172608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2.42376856919468">
            <text:p>-2.4237685692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0.772200772200776">
            <text:p>-0.7722007722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4.3097643097643">
            <text:p>-4.3097643098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98197312356604">
            <text:p>-4.9819731236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3.95693135935396">
            <text:p>-3.9569313594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2.57163850110214">
            <text:p>2.571638501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2.37001209189843">
            <text:p>-2.3700120919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3.31464737793851">
            <text:p>-3.3146473779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01902173913044">
            <text:p>-1.019021739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1.08488770460602">
            <text:p>-1.0848877046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2.57510729613733">
            <text:p>-2.575107296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4.63121783876501">
            <text:p>-4.6312178388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0.579710144927532">
            <text:p>-0.5797101449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3.5">
            <text:p>-3.5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3.91061452513966">
            <text:p>-3.910614525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3.10737852429514">
            <text:p>-3.1073785243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4.73561526193105">
            <text:p>-4.7356152619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1.64835164835165">
            <text:p>-1.6483516484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2.43478260869566">
            <text:p>-2.4347826087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2.00892857142857">
            <text:p>-2.0089285714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1.08108108108108">
            <text:p>-1.081081081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4.23529411764706">
            <text:p>-4.2352941176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5.9228650137741">
            <text:p>-5.9228650138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1.69172932330827">
            <text:p>-1.6917293233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88926843153999">
            <text:p>-2.8892684315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2.81469898358093">
            <text:p>-2.8146989836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2.60303687635574">
            <text:p>-2.6030368764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5.42740841248303">
            <text:p>-5.4274084125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0.857142857142861">
            <text:p>-0.857142857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24929178470255">
            <text:p>-4.2492917847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3.0264817150063">
            <text:p>-3.026481715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981308411214954">
            <text:p>-0.9813084112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2.36336779911373">
            <text:p>-2.363367799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92829983704509">
            <text:p>-1.928299837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0.48162230671737">
            <text:p>-0.4816223067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3.31940004917629">
            <text:p>-3.3194000492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70633138751684">
            <text:p>-1.7063313875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6.08695652173913">
            <text:p>-6.0869565217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1.16497557309282">
            <text:p>-1.164975573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62430939226519">
            <text:p>-2.6243093923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1.75438596491229">
            <text:p>-1.7543859649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34842015371477">
            <text:p>-2.3484201537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1.63934426229508">
            <text:p>1.6393442623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8.00128122998078">
            <text:p>-8.00128123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2.77165354330708">
            <text:p>-2.7716535433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3.01624129930394">
            <text:p>-3.0162412993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2.61972984036021">
            <text:p>-2.6197298404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02839116719242">
            <text:p>-3.0283911672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H317]=1);1;&quot;&quot;)" office:value-type="float" office:value="1">
            <text:p>1</text:p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1.03329506314581">
            <text:p>-1.033295063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6319612590799">
            <text:p>-3.631961259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01941747572816">
            <text:p>-1.0194174757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4.21348314606742">
            <text:p>-4.213483146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2.74093722369585">
            <text:p>-2.7409372237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4.33526011560693">
            <text:p>-4.3352601156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19454329774614">
            <text:p>-2.1945432977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H325]=1);1;&quot;&quot;)" office:value-type="float" office:value="1">
            <text:p>1</text:p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0.760043431053205">
            <text:p>-0.760043431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0.366568914956005">
            <text:p>-0.366568915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3.48432055749129">
            <text:p>-3.4843205575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2051282051282">
            <text:p>-3.205128205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96206671026815">
            <text:p>-1.9620667103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5.75079872204472">
            <text:p>-5.750798722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1.46166574738004">
            <text:p>-1.4616657474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432152117545385">
            <text:p>-0.4321521175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86438206343419">
            <text:p>-3.8643820634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2.75049115913556">
            <text:p>-2.750491159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3.19648093841643">
            <text:p>-3.1964809384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70983213429257">
            <text:p>-2.7098321343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0.924855491329481">
            <text:p>-0.9248554913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1.24454148471615">
            <text:p>-1.2445414847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2.76967930029156">
            <text:p>-2.7696793003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2.00617283950618">
            <text:p>-2.0061728395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2.55319148936171">
            <text:p>-2.5531914894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1.72091283202394">
            <text:p>-1.720912832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4.44444444444444">
            <text:p>-4.4444444444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2.67034990791896">
            <text:p>-2.6703499079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2.06254158349967">
            <text:p>-2.0625415835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8646644419726">
            <text:p>-4.4864664442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79008746355684">
            <text:p>-3.7900874636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76344086021506">
            <text:p>-3.7634408602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74636510500808">
            <text:p>-2.746365105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20820189274448">
            <text:p>-2.2082018927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2.22016651248845">
            <text:p>-2.2201665125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2.85714285714286">
            <text:p>-2.857142857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1.78791615289767">
            <text:p>-1.7879161529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09711684370258">
            <text:p>-4.0971168437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H355]=1);1;&quot;&quot;)" office:value-type="float" office:value="1">
            <text:p>1</text:p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0.777479892761392">
            <text:p>-0.7774798928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4.41176470588235">
            <text:p>-4.4117647059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2.36220472440945">
            <text:p>-2.3622047244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3.05980528511822">
            <text:p>-3.059805285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3.91271632806621">
            <text:p>-3.912716328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45974955277281">
            <text:p>-2.4597495528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62059103908484">
            <text:p>-1.620591039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4.625">
            <text:p>-4.625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3.27050997782705">
            <text:p>-3.2705099778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893899204244">
            <text:p>-1.9893899204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1.41732283464567">
            <text:p>-1.4173228346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H366]=1);1;&quot;&quot;)" office:value-type="float" office:value="1">
            <text:p>1</text:p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0.325644504748993">
            <text:p>0.3256445047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3.93700787401575">
            <text:p>-3.937007874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4825986078886">
            <text:p>-3.2482598608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68956743002545">
            <text:p>-3.68956743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3.70994940978078">
            <text:p>-3.7099494098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01810865191146">
            <text:p>-3.0181086519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4.21313506815365">
            <text:p>-4.2131350682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18068535825545">
            <text:p>-2.1806853583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3.9080459770115">
            <text:p>-3.908045977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2.76243093922652">
            <text:p>-2.7624309392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53565768621236">
            <text:p>-2.5356576862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3.17258883248731">
            <text:p>-3.1725888325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2.40549828178695">
            <text:p>-2.4054982818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1.82684670373313">
            <text:p>-1.8268467037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3.28542094455852">
            <text:p>-3.2854209446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06926406926407">
            <text:p>-4.0692640693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2.94117647058823">
            <text:p>-2.9411764706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66159695817491">
            <text:p>-2.6615969582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2.92758089368259">
            <text:p>-2.9275808937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2.8268551236749">
            <text:p>-2.8268551237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2.83582089552239">
            <text:p>-2.8358208955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5.76923076923077">
            <text:p>-5.7692307692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4.13223140495867">
            <text:p>-4.132231405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1.23203285420944">
            <text:p>-1.2320328542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4.86842105263158">
            <text:p>-4.8684210526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33604556550041">
            <text:p>-3.3360455655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4.51436388508893">
            <text:p>-4.514363885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2.67673301304049">
            <text:p>-2.676733013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72361809045226">
            <text:p>-4.7236180905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5.20607375271149">
            <text:p>-5.2060737527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3.80549682875264">
            <text:p>-3.8054968288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13815789473685">
            <text:p>-2.1381578947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2.6626323751891">
            <text:p>-2.6626323752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5.74040219378428">
            <text:p>-5.7404021938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4.36363636363636">
            <text:p>-4.3636363636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89739985945187">
            <text:p>-1.8973998595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68247036805988">
            <text:p>-2.682470368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92598967297762">
            <text:p>-2.925989673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2.29746070133011">
            <text:p>-2.2974607013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2.53671562082776">
            <text:p>-2.5367156208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1.775956284153">
            <text:p>-1.7759562842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3.31632653061224">
            <text:p>-3.3163265306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2.66009852216749">
            <text:p>-2.6600985222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6.23306233062331">
            <text:p>-6.2330623306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27272727272727">
            <text:p>-3.2727272727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66605672461117">
            <text:p>-4.6660567246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6.27090301003345">
            <text:p>-6.2709030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3.51537978656623">
            <text:p>-3.5153797866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2.41254523522316">
            <text:p>-2.4125452352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6260162601626">
            <text:p>-1.6260162602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92311471382952">
            <text:p>-2.9231147138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1.08695652173914">
            <text:p>-1.0869565217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4.1144901610018">
            <text:p>-4.11449016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582524271844662">
            <text:p>-0.5825242718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5.93800978792822">
            <text:p>-5.9380097879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4.45344129554655">
            <text:p>-4.4534412955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47050074367873">
            <text:p>-3.4705007437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2.96495956873315">
            <text:p>-2.9649595687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3.54477611940298">
            <text:p>-3.5447761194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3.51390922401171">
            <text:p>-3.513909224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8235294117647">
            <text:p>-2.8235294118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74429223744292">
            <text:p>-3.7442922374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3.50109409190372">
            <text:p>-3.5010940919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4.53514739229026">
            <text:p>-4.5351473923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75831087151842">
            <text:p>-2.7583108715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2.72015898646131">
            <text:p>-2.7201589865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4.15297741273101">
            <text:p>-4.1529774127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52951096121417">
            <text:p>-2.5295109612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2.61282660332542">
            <text:p>-2.6128266033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05980528511822">
            <text:p>-3.059805285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3.01441677588467">
            <text:p>-3.0144167759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2.31578947368422">
            <text:p>-2.3157894737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7972270363952">
            <text:p>-2.0797227036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8324607329843">
            <text:p>-1.832460733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74149659863946">
            <text:p>-3.7414965986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85574572127139">
            <text:p>0.8557457213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753579502637521">
            <text:p>-0.7535795026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57760814249363">
            <text:p>-1.5776081425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3.34261838440112">
            <text:p>-3.3426183844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4.71380471380472">
            <text:p>-4.7138047138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2.28628230616302">
            <text:p>-2.2862823062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1.28233970753656">
            <text:p>-1.2823397075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2.5">
            <text:p>-2.5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0.653594771241828">
            <text:p>0.6535947712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67095115681234">
            <text:p>-1.6709511568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4.54725187821273">
            <text:p>-4.5472518782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1.80288461538461">
            <text:p>-1.8028846154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6554856743536">
            <text:p>-2.6554856744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3.12876052948255">
            <text:p>-3.1287605295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98936170212765">
            <text:p>-3.989361702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4.4414535666218">
            <text:p>-4.4414535666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6923076923077">
            <text:p>-2.7692307692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0703933747412">
            <text:p>-2.0703933747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35855263157895">
            <text:p>-4.3585526316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49756645451143">
            <text:p>-1.4975664545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83663366336634">
            <text:p>-3.8366336634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82562277580071">
            <text:p>-3.8256227758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83333333333333">
            <text:p>-3.8333333333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5.79710144927536">
            <text:p>-5.7971014493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3.52365415986949">
            <text:p>-3.5236541599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4.78413068844807">
            <text:p>-4.7841306884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70341902994964">
            <text:p>-2.7034190299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5.26859504132231">
            <text:p>-5.2685950413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3.8961038961039">
            <text:p>-3.896103896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3.83572258814414">
            <text:p>-3.835722588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48407643312102">
            <text:p>-2.484076433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84738955823293">
            <text:p>-1.8473895582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2.55102040816327">
            <text:p>-2.5510204082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54185022026432">
            <text:p>-1.5418502203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6.06523955147809">
            <text:p>-6.0652395515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3.59520639147803">
            <text:p>-3.5952063915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10077519379846">
            <text:p>-3.1007751938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0.0862068965517153">
            <text:p>-0.0862068966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0.324963072378139">
            <text:p>-0.3249630724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1.96261682242991">
            <text:p>-1.9626168224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05005753739931">
            <text:p>-1.0500575374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4.60410557184751">
            <text:p>-4.6041055718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34">
            <text:p>34</text:p>
          </table:table-cell>
          <table:table-cell table:number-columns-repeated="2"/>
          <table:table-cell table:formula="of:=SUM([.F2:.F484])" office:value-type="float" office:value="78">
            <text:p>78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  <table:table-cell table:formula="of:=([.J485]/([.H485]+[.I485]))*100" office:value-type="float" office:value="18.3294663573086">
            <text:p>18.3294663573</text:p>
          </table:table-cell>
          <table:table-cell table:formula="of:=AVERAGE([.L2:.L484])" office:value-type="float" office:value="-2.75470111711423">
            <text:p>-2.7547011171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11.5384615384615">
            <text:p>-11.5384615385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4.42384105960265">
            <text:p>4.4238410596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21:51</dc:date>
    <dc:creator>debian </dc:creator>
    <meta:generator>LibreOffice/3.5$Linux_x86 LibreOffice_project/350m1$Build-2</meta:generator>
    <meta:editing-duration>PT20M59S</meta:editing-duration>
    <meta:editing-cycles>11</meta:editing-cycles>
    <meta:document-statistic meta:table-count="1" meta:cell-count="5335" meta:object-count="0"/>
  </office:meta>
</office:document-meta>
</file>